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 accedere alle funzioni:</text:p>
      <text:p text:style-name="Standard">selezionare il numero relativo alla funzione e premere il pulsante.</text:p>
      <text:p text:style-name="Standard">F. 33 <text:s/>setpoint temperatura</text:p>
      <text:p text:style-name="Standard">F 44 indirizzo scheda</text:p>
      <text:p text:style-name="Standard"/>
      <text:p text:style-name="Standard"/>
      <text:p text:style-name="Standard">richiesta ventil e temperatura:</text:p>
      <text:p text:style-name="Standard">@xR0&lt;CR&gt;</text:p>
      <text:p text:style-name="Standard">vTTTT&lt;CR&gt;</text:p>
      <text:p text:style-name="Standard">x=indirizzo scheda</text:p>
      <text:p text:style-name="Standard">v=stato ventil</text:p>
      <text:p text:style-name="Standard">TTTT=temperatura attuale</text:p>
      <text:p text:style-name="Standard"/>
      <text:p text:style-name="Standard">richiesta setpoint:</text:p>
      <text:p text:style-name="Standard">@xR1&lt;CR&gt;</text:p>
      <text:p text:style-name="Standard">SSSS&lt;CR&gt;</text:p>
      <text:p text:style-name="Standard">x=indirizzo scheda</text:p>
      <text:p text:style-name="Standard">SSSS=setpoint</text:p>
      <text:p text:style-name="Standard"/>
      <text:p text:style-name="Standard">set setpoint:</text:p>
      <text:p text:style-name="Standard">@xW1SSSS&lt;CR&gt;</text:p>
      <text:p text:style-name="Standard">OK&lt;CR&gt;</text:p>
      <text:p text:style-name="Standard">x=indirizzo scheda</text:p>
      <text:p text:style-name="Standard">SSSS=setpoi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M30S</meta:editing-duration>
    <meta:editing-cycles>3</meta:editing-cycles>
    <meta:generator>LibreOffice/3.4$Win32 LibreOffice_project/340m1$Build-302</meta:generator>
    <dc:date>2014-12-25T21:13:30.81</dc:date>
    <meta:document-statistic meta:table-count="0" meta:image-count="0" meta:object-count="0" meta:page-count="1" meta:paragraph-count="20" meta:word-count="48" meta:character-count="374" meta:non-whitespace-character-count="345"/>
    <meta:user-defined meta:name="Info 1"/>
    <meta:user-defined meta:name="Info 2"/>
    <meta:user-defined meta:name="Info 3"/>
    <meta:user-defined meta:name="Info 4"/>
  </office:meta>
</office:document-meta>
</file>